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3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vertical-align="auto">
        <style:tab-stops>
          <style:tab-stop style:position="3.25in" style:type="center"/>
        </style:tab-stops>
      </style:paragraph-properties>
    </style:style>
    <style:style style:name="P2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</style:style>
    <style:style style:name="P3" style:family="paragraph" style:parent-style-name="Standard" style:master-page-name="Standard">
      <style:paragraph-properties fo:margin-left="0in" fo:margin-right="0in" fo:text-align="center" style:justify-single-word="false" fo:orphans="0" fo:widows="0" fo:text-indent="0in" style:auto-text-indent="false" style:page-number="auto" style:vertical-align="auto">
        <style:tab-stops>
          <style:tab-stop style:position="3.25in" style:type="center"/>
        </style:tab-stops>
      </style:paragraph-properties>
    </style:style>
    <style:style style:name="P4" style:family="paragraph" style:parent-style-name="Standard" style:list-style-name="WWNum1">
      <style:paragraph-properties fo:margin-left="0.2917in" fo:margin-right="0in" fo:text-align="start" style:justify-single-word="false" fo:orphans="0" fo:widows="0" fo:text-indent="-0.25in" style:auto-text-indent="false" style:vertical-align="auto">
        <style:tab-stops>
          <style:tab-stop style:position="0.2917in"/>
        </style:tab-stops>
      </style:paragraph-properties>
    </style:style>
    <style:style style:name="P5" style:family="paragraph" style:parent-style-name="Standard" style:list-style-name="WWNum1">
      <style:paragraph-properties fo:margin-left="0.2917in" fo:margin-right="0in" fo:text-align="start" style:justify-single-word="false" fo:orphans="0" fo:widows="0" fo:text-indent="-0.25in" style:auto-text-indent="false" style:vertical-align="auto">
        <style:tab-stops>
          <style:tab-stop style:position="0.2917in"/>
        </style:tab-stops>
      </style:paragraph-properties>
    </style:style>
    <style:style style:name="P6" style:family="paragraph" style:parent-style-name="Standard">
      <style:paragraph-properties fo:margin-left="0.2917in" fo:margin-right="0in" fo:text-align="start" style:justify-single-word="false" fo:orphans="0" fo:widows="0" fo:text-indent="-0.25in" style:auto-text-indent="false" style:vertical-align="auto">
        <style:tab-stops>
          <style:tab-stop style:position="0.2917in"/>
        </style:tab-stops>
      </style:paragraph-properties>
    </style:style>
    <style:style style:name="T1" style:family="text">
      <style:text-properties style:font-name="Times New Roman1" fo:font-size="11pt" fo:language="en" fo:country="US" style:font-size-asian="11pt" style:language-asian="en" style:country-asian="US" style:font-name-complex="Times New Roman3" style:font-size-complex="11pt" style:language-complex="ar" style:country-complex="SA"/>
    </style:style>
    <style:style style:name="T2" style:family="text">
      <style:text-properties style:font-name="Times New Roman1" fo:font-size="11pt" fo:language="en" fo:country="US" style:font-size-asian="11pt" style:language-asian="en" style:country-asian="US" style:font-name-complex="Times New Roman3" style:font-size-complex="11pt" style:language-complex="ar" style:country-complex="SA" style:font-weight-complex="bold"/>
    </style:style>
    <style:style style:name="T3" style:family="text">
      <style:text-properties style:font-name="Times New Roman1" fo:font-size="11pt" fo:language="en" fo:country="US" fo:font-weight="bold" style:font-size-asian="11pt" style:language-asian="en" style:country-asian="US" style:font-weight-asian="bold" style:font-name-complex="Times New Roman3" style:font-size-complex="11pt" style:language-complex="ar" style:country-complex="SA"/>
    </style:style>
    <style:style style:name="T4" style:family="text">
      <style:text-properties style:font-name="Times New Roman1" fo:font-size="11pt" fo:language="en" fo:country="US" fo:font-weight="bold" style:font-size-asian="11pt" style:language-asian="en" style:country-asian="US" style:font-weight-asian="bold" style:font-name-complex="Times New Roman3" style:font-size-complex="11pt" style:language-complex="ar" style:country-complex="SA" style:font-weight-complex="bold"/>
    </style:style>
    <style:style style:name="T5" style:family="text">
      <style:text-properties style:font-name="Times New Roman1" fo:font-size="11pt" fo:language="en" fo:country="US" fo:font-style="italic" style:font-size-asian="11pt" style:language-asian="en" style:country-asian="US" style:font-style-asian="italic" style:font-name-complex="Times New Roman3" style:font-size-complex="11pt" style:language-complex="ar" style:country-complex="SA" style:font-weight-complex="bold"/>
    </style:style>
    <style:style style:name="T6" style:family="text">
      <style:text-properties style:font-name="Times New Roman1" fo:font-size="11pt" fo:language="en" fo:country="US" fo:font-style="italic" fo:font-weight="bold" style:font-size-asian="11pt" style:language-asian="en" style:country-asian="US" style:font-style-asian="italic" style:font-weight-asian="bold" style:font-name-complex="Times New Roman3" style:font-size-complex="11pt" style:language-complex="ar" style:country-complex="SA"/>
    </style:style>
    <style:style style:name="T7" style:family="text">
      <style:text-properties style:font-name="Times New Roman1" fo:font-size="11pt" fo:language="en" fo:country="US" fo:font-style="italic" fo:font-weight="bold" style:font-size-asian="11pt" style:language-asian="en" style:country-asian="US" style:font-style-asian="italic" style:font-weight-asian="bold" style:font-name-complex="Times New Roman3" style:font-size-complex="11pt" style:language-complex="ar" style:country-complex="SA" style:font-weight-complex="bold"/>
    </style:style>
    <style:style style:name="T8" style:family="text">
      <style:text-properties style:font-name="Times New Roman1" fo:font-size="11pt" fo:language="en" fo:country="US" style:text-underline-style="solid" style:text-underline-width="auto" style:text-underline-color="font-color" fo:font-weight="bold" style:font-size-asian="11pt" style:language-asian="en" style:country-asian="US" style:font-weight-asian="bold" style:font-name-complex="Times New Roman3" style:font-size-complex="11pt" style:language-complex="ar" style:country-complex="SA" style:font-weight-complex="bold"/>
    </style:style>
    <style:style style:name="T9" style:family="text">
      <style:text-properties style:font-name="Times New Roman1" fo:font-size="11pt" fo:language="en" fo:country="US" style:text-underline-style="none" fo:font-weight="normal" style:font-size-asian="11pt" style:language-asian="en" style:country-asian="US" style:font-weight-asian="normal" style:font-name-complex="Times New Roman3" style:font-size-complex="11pt" style:language-complex="ar" style:country-complex="SA" style:font-weight-complex="normal"/>
    </style:style>
    <style:style style:name="T10" style:family="text">
      <style:text-properties style:font-name="Times New Roman1" fo:font-size="11pt" fo:language="en" fo:country="US" fo:font-style="normal" style:font-size-asian="11pt" style:language-asian="en" style:country-asian="US" style:font-style-asian="normal" style:font-name-complex="Times New Roman3" style:font-size-complex="11pt" style:language-complex="ar" style:country-complex="SA" style:font-style-complex="normal"/>
    </style:style>
    <style:style style:name="T11" style:family="text">
      <style:text-properties fo:language="en" fo:country="US"/>
    </style:style>
    <style:style style:name="T12" style:family="text">
      <style:text-properties fo:color="#ff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MAJOR CONCEPTS: UNIT 2 EXAM</text:span></text:p>
      <text:p text:style-name="P1"><text:span text:style-name="T4">Chapter 5 Sensation and Perception </text:span><text:span text:style-name="T2">(If it’s in </text:span><text:span text:style-name="T4">BOLD TYPE</text:span><text:span text:style-name="T2">, then KNOW IT)</text:span></text:p>
      <text:p text:style-name="P1"><text:span text:style-name="T1">NOTE: “Compare and contrast” means to define and explain similarities and differences between terms/concepts</text:span></text:p>
      <text:p text:style-name="P1"><text:span text:style-name="T1"><text:tab/></text:span><text:span text:style-name="T2">If it’s in </text:span><text:span text:style-name="T5">ITALICS, </text:span><text:span text:style-name="T2">then will only be covered in lecture (not in textbook)</text:span></text:p>
      <text:p text:style-name="P2"><text:span text:style-name="T8">Chapter 5</text:span></text:p>
      <text:list xml:id="list1164801418" text:style-name="WWNum1">
        <text:list-item>
          <text:p text:style-name="P4"><text:span text:style-name="T1">Compare and contrast </text:span><text:span text:style-name="T4">sensation</text:span><text:span text:style-name="T1"> and </text:span><text:span text:style-name="T4">perception</text:span><text:span text:style-name="T1">. Consider how </text:span><text:span text:style-name="T3">transduction </text:span><text:span text:style-name="T1">relates to these processes. Discuss how bias in perception can lead to the experience of illusions. </text:span></text:p>
        </text:list-item>
      </text:list>
      <text:p text:style-name="Salmon_20_MC"><text:span text:style-name="T1"/></text:p>
      <text:p text:style-name="Salmon_20_MC"><text:span text:style-name="T1">earliest scientific studies focused on expression of sensing and perceiving (structuralism, gestalt, functionalist, psychophysics)</text:span></text:p>
      <text:p text:style-name="Salmon_20_MC"><text:span text:style-name="T1"/></text:p>
      <text:p text:style-name="Salmon_20_MC"><text:span text:style-name="T1">major theme: experience is subjective. sensation vs perception (biological basis, how we study, research on why humans perceive world in different ways)</text:span></text:p>
      <text:p text:style-name="Salmon_20_MC"><text:span text:style-name="T1"/></text:p>
      <text:p text:style-name="Salmon_20_MC"><text:span text:style-name="T8">sensation</text:span><text:span text:style-name="T1">: identical for all human beings. result of neural responses. AFTER receptor cell is stimulated, but BEFORE stimulus is interpreted by brain</text:span></text:p>
      <text:p text:style-name="Salmon_20_MC"><text:span text:style-name="T1"/></text:p>
      <text:p text:style-name="Salmon_20_MC"><text:span text:style-name="T8">perception</text:span><text:span text:style-name="T1">: human experience subjectivity because of this! result of neural processes that organize and </text:span><text:span text:style-name="T10">interpret</text:span><text:span text:style-name="T1"> sensory signals. Interpretation of sensation</text:span></text:p>
      <text:p text:style-name="Salmon_20_MC"><text:span text:style-name="T1"><text:tab/>involves the entire nervous system</text:span></text:p>
      <text:p text:style-name="Salmon_20_MC"><text:span text:style-name="T1"><text:tab/>perception != world → illusion</text:span></text:p>
      <text:p text:style-name="Salmon_20_MC"><text:span text:style-name="T1"/></text:p>
      <text:p text:style-name="Salmon_20_MC"><text:span text:style-name="T8">transduction</text:span><text:span text:style-name="T9">: identical for all human beings. transforms energy (eg. light, sound) into electrochemical signals</text:span></text:p>
      <text:p text:style-name="Salmon_20_MC"><text:span text:style-name="T9"/></text:p>
      <text:p text:style-name="Salmon_20_MC"><text:span text:style-name="T9">sensory neurons handle balance, pain, taste, touch, kinesthetic sense (athleticism), etc. all neurons connected to sense of vision :3 </text:span></text:p>
      <text:p text:style-name="Salmon_20_MC"><text:span text:style-name="T1"/></text:p>
      <text:list xml:id="list1378988632" text:continue-numbering="true" text:style-name="WWNum1">
        <text:list-item>
          <text:p text:style-name="P4"><text:span text:style-name="T1">Define </text:span><text:span text:style-name="T3">psychophysics. </text:span><text:span text:style-name="T1">How might someone measure a sensory threshold? Describe </text:span><text:span text:style-name="T2">the </text:span><text:span text:style-name="T1">concepts of </text:span><text:span text:style-name="T4">absolute threshold </text:span><text:span text:style-name="T1">and </text:span><text:span text:style-name="T4">just noticeable difference</text:span><text:span text:style-name="T1">. Be prepared to apply these concepts to examples.</text:span></text:p>
        </text:list-item>
      </text:list>
      <text:p text:style-name="Salmon_20_MC"><text:span text:style-name="T1"/></text:p>
      <text:p text:style-name="Salmon_20_MC"><text:span text:style-name="T8">psychophysics</text:span><text:span text:style-name="T1">: studies relationship between physical events and how people experience them</text:span></text:p>
      <text:p text:style-name="Salmon_20_MC"><text:span text:style-name="T1"/></text:p>
      <text:p text:style-name="Salmon_20_MC"><text:span text:style-name="T8">absolute threshold</text:span><text:span text:style-name="T1">: the smallest thing you can detect with each sense. point at which stimulus is noticed 50% of the time it's presented</text:span></text:p>
      <text:p text:style-name="Salmon_20_MC"><text:span text:style-name="T1"><text:tab/>&gt;&gt; vision: candle flame 30 miles away with no other light around</text:span></text:p>
      <text:p text:style-name="Salmon_20_MC"><text:span text:style-name="T1"><text:tab/>&gt;&gt; hearing: a clock ticking 20 feet away with no ambient noise</text:span></text:p>
      <text:p text:style-name="Salmon_20_MC"><text:span text:style-name="T1"/></text:p>
      <text:p text:style-name="Salmon_20_MC"><text:span text:style-name="T8">just-noticeable difference</text:span><text:span text:style-name="T1">: how much you have to change something so people detect that something changed</text:span></text:p>
      <text:p text:style-name="Salmon_20_MC"><text:span text:style-name="T1"><text:tab/>&gt;&gt; how much do I have to pitch up a note before someone picks up that the note changed</text:span></text:p>
      <text:p text:style-name="Salmon_20_MC"><text:span text:style-name="T1"/></text:p>
      <text:list xml:id="list1580911976" text:continue-numbering="true" text:style-name="WWNum1">
        <text:list-item>
          <text:p text:style-name="P4"><text:span text:style-name="T1">Describe </text:span><text:span text:style-name="T4">signal detection theory</text:span><text:span text:style-name="T1">: What other than a detectable stimulus affects sensation? Compare and contrast </text:span><text:span text:style-name="T6">sensitivity</text:span><text:span text:style-name="T3"> </text:span><text:span text:style-name="T1">and </text:span><text:span text:style-name="T6">bias</text:span><text:span text:style-name="T3">. </text:span><text:span text:style-name="T1">What are </text:span><text:span text:style-name="T4">hits, misses, false alarms, </text:span><text:span text:style-name="T1">and </text:span><text:span text:style-name="T4">correct rejections</text:span><text:span text:style-name="T1">? Consider examples of each.</text:span></text:p>
        </text:list-item>
      </text:list>
      <text:p text:style-name="P6"><text:span text:style-name="T1"/></text:p>
      <text:p text:style-name="Salmon_20_MC"><text:span text:style-name="T8">signal detection theory</text:span><text:span text:style-name="T9">: explains why people perceive things under some circumstances, but not other circumstances</text:span></text:p>
      <text:p text:style-name="Salmon_20_MC"><text:span text:style-name="T9"><text:tab/></text:span><text:span text:style-name="T8">sensitivity</text:span><text:span text:style-name="T9">: external! threshold for distinguishing what you're looking for from noise</text:span></text:p>
      <text:p text:style-name="Salmon_20_MC"><text:span text:style-name="T9"><text:tab/></text:span><text:span text:style-name="T8">bias</text:span><text:span text:style-name="T9">: internal! mindset that affects reporting detection of a stimulus</text:span></text:p>
      <text:p text:style-name="Salmon_20_MC"><text:span text:style-name="T1"/></text:p>
      <text:p text:style-name="Salmon_20_MC"><text:span text:style-name="T8">hits</text:span><text:span text:style-name="T1">: reported signal when there is one</text:span></text:p>
      <text:p text:style-name="Salmon_20_MC"><text:span text:style-name="T8">misses</text:span><text:span text:style-name="T1">: no reported signal when there is one</text:span></text:p>
      <text:p text:style-name="Salmon_20_MC"><text:span text:style-name="T8">false alarms:</text:span><text:span text:style-name="T1"> reported signal when there isn't one</text:span></text:p>
      <text:p text:style-name="Salmon_20_MC"><text:span text:style-name="T8">correct rejections:</text:span><text:span text:style-name="T1"> no reported signal when there isn't one</text:span></text:p>
      <text:p text:style-name="P6"><text:span text:style-name="T1"/></text:p>
      <text:list xml:id="list258859043" text:continue-numbering="true" text:style-name="WWNum1">
        <text:list-item>
          <text:p text:style-name="P4"><text:span text:style-name="T1">Define </text:span><text:span text:style-name="T4">sensory adaptation</text:span><text:span text:style-name="T1"> and consider examples as discussed in class. Define </text:span><text:span text:style-name="T7">subliminal perception</text:span><text:span text:style-name="T2"> as discussed </text:span><text:soft-page-break/><text:span text:style-name="T2">in lecture</text:span><text:span text:style-name="T1">. Does it exist? If so, what does the research show about its practical effects or uses (i.e., subliminal persuasion)?</text:span></text:p>
        </text:list-item>
        <text:list-item>
          <text:p text:style-name="P4"><text:span text:style-name="T1">Compare and contrast </text:span><text:span text:style-name="T3">bottom-up processing </text:span><text:span text:style-name="T1">and </text:span><text:span text:style-name="T3">top-down processing. </text:span><text:span text:style-name="T1">Consider examples of each in different sensory systems as you progress through the chapter. Define </text:span><text:span text:style-name="T6">perceptual set </text:span><text:span text:style-name="T1">as discussed in lecture</text:span><text:span text:style-name="T6">.</text:span><text:span text:style-name="T3"> </text:span></text:p>
        </text:list-item>
        <text:list-item>
          <text:p text:style-name="P4"><text:span text:style-name="T1">What is the stimulus energy (physical stimulus) for vision? Describe the following properties of light as discussed in lecture: </text:span><text:span text:style-name="T3">amplitude, frequency, wavelength. </text:span><text:span text:style-name="T1">Explain how the </text:span><text:span text:style-name="T2">amplitude </text:span><text:span text:style-name="T1">and </text:span><text:span text:style-name="T2">wavelength</text:span><text:span text:style-name="T1"> of electromagnetic radiation relate to </text:span><text:span text:style-name="T3">lightness/brightness </text:span><text:span text:style-name="T1">and </text:span><text:span text:style-name="T3">hue/color </text:span><text:span text:style-name="T1">in visual perception.</text:span></text:p>
        </text:list-item>
      </text:list>
      <text:p text:style-name="P6"><text:span text:style-name="T1"/></text:p>
      <text:p text:style-name="Salmon_20_MC"><text:span text:style-name="T1">points 6 – 12: vision! our biggest sense (13 questions?)</text:span></text:p>
      <text:p text:style-name="P6"><text:span text:style-name="T1"/></text:p>
      <text:list xml:id="list1890754121" text:continue-numbering="true" text:style-name="WWNum1">
        <text:list-item>
          <text:p text:style-name="P4"><text:span text:style-name="T1">What is the function of the human eye? Define and describe the function of the </text:span><text:span text:style-name="T4">cornea, pupil, iris, </text:span><text:span text:style-name="T2">and </text:span><text:span text:style-name="T4">lens. </text:span><text:span text:style-name="T2">Describe </text:span><text:span text:style-name="T4">accommodation </text:span><text:span text:style-name="T2">as discussed in lecture.</text:span><text:span text:style-name="T4"> </text:span><text:span text:style-name="T1">Define and describe the function of the </text:span><text:span text:style-name="T4">retina</text:span><text:span text:style-name="T2"> and the </text:span><text:span text:style-name="T4">fovea. </text:span><text:span text:style-name="T2"><text:s/></text:span></text:p>
        </text:list-item>
        <text:list-item>
          <text:p text:style-name="P4"><text:span text:style-name="T1">Define and describe the function of </text:span><text:span text:style-name="T3">cones </text:span><text:span text:style-name="T1">and </text:span><text:span text:style-name="T3">rods.</text:span><text:span text:style-name="T1"> Explain </text:span><text:span text:style-name="T6">dark </text:span><text:span text:style-name="T7">adaptation</text:span><text:span text:style-name="T4"> </text:span><text:span text:style-name="T2">as discussed in lecture. </text:span></text:p>
        </text:list-item>
        <text:list-item>
          <text:p text:style-name="P4"><text:span text:style-name="T1">Compare and contrast the </text:span><text:span text:style-name="T4">Trichromatic theory </text:span><text:span text:style-name="T2">of color vision</text:span><text:span text:style-name="T4"> </text:span><text:span text:style-name="T1">and the </text:span><text:span text:style-name="T4">Opponent process theory </text:span><text:span text:style-name="T2">of color vision</text:span><text:span text:style-name="T1">, know colors or color pairs for each theory, and explain the current perspective on how these theories relate to color vision. Describe </text:span><text:span text:style-name="T3">afterimages </text:span><text:span text:style-name="T1">and </text:span><text:span text:style-name="T3">color deficiency </text:span><text:span text:style-name="T1">as discussed in lecture.</text:span></text:p>
        </text:list-item>
        <text:list-item>
          <text:p text:style-name="P4"><text:span text:style-name="T1">Regarding visual perception, understand how the brain recognizes edges and determines the difference between figure and ground</text:span><text:span text:style-name="T3">. </text:span><text:span text:style-name="T1">Describe </text:span><text:span text:style-name="T6">feature detectors</text:span><text:span text:style-name="T3">. </text:span><text:span text:style-name="T1">Be generally familiar with the </text:span><text:span text:style-name="T6">Gestalt laws of organization</text:span><text:span text:style-name="T3">. </text:span><text:span text:style-name="T1">Know how these processes relate to </text:span><text:span text:style-name="T6">ambiguous figures</text:span><text:span text:style-name="T1"> and </text:span><text:span text:style-name="T6">subjective contours</text:span><text:span text:style-name="T1"> as discussed in lecture. </text:span></text:p>
        </text:list-item>
        <text:list-item>
          <text:p text:style-name="P4"><text:span text:style-name="T1">Define the following concepts from lecture: </text:span><text:span text:style-name="T6">perceptual constancy, size constancy, shape constancy, color constancy</text:span></text:p>
        </text:list-item>
        <text:list-item>
          <text:p text:style-name="P4"><text:span text:style-name="T1">Understand generally how depth and distance perception are handled by the visual system. Define </text:span><text:span text:style-name="T3">monocular cues </text:span><text:span text:style-name="T1">and be familiar with </text:span><text:span text:style-name="T6">pictorial depth cues</text:span><text:span text:style-name="T1">, </text:span><text:span text:style-name="T3">motion parallax, </text:span><text:span text:style-name="T1">and </text:span><text:span text:style-name="T3">accommodation</text:span><text:span text:style-name="T1"> as discussed in lecture</text:span><text:span text:style-name="T3">. </text:span><text:span text:style-name="T1">Define </text:span><text:span text:style-name="T3">binocular cues </text:span><text:span text:style-name="T1">and describe </text:span><text:span text:style-name="T3">retinal disparity </text:span><text:span text:style-name="T1">and </text:span><text:span text:style-name="T6">convergence</text:span><text:span text:style-name="T3">. </text:span><text:span text:style-name="T1">Describe the </text:span><text:span text:style-name="T4">Ames Room </text:span><text:span text:style-name="T2">as it relates to illusions of depth and size.</text:span></text:p>
        </text:list-item>
        <text:list-item>
          <text:p text:style-name="P4"><text:span text:style-name="T1">What is the stimulus energy for the sense of </text:span><text:span text:style-name="T3">audition </text:span><text:span text:style-name="T1">(hearing)? Explain how the </text:span><text:span text:style-name="T4">amplitude</text:span><text:span text:style-name="T1"> and </text:span><text:span text:style-name="T4">frequency</text:span><text:span text:style-name="T1"> of sound waves relate to </text:span><text:span text:style-name="T3">loudness </text:span><text:span text:style-name="T1">and </text:span><text:span text:style-name="T3">pitch </text:span><text:span text:style-name="T1">in auditory perception. </text:span></text:p>
        </text:list-item>
      </text:list>
      <text:p text:style-name="P6"><text:span text:style-name="T1"/></text:p>
      <text:p text:style-name="Salmon_20_MC"><text:span text:style-name="T1">points 13 – 16: hearing (six questions). second-best sense!</text:span></text:p>
      <text:p text:style-name="P6"><text:span text:style-name="T1"/></text:p>
      <text:list xml:id="list1875785207" text:continue-numbering="true" text:style-name="WWNum1">
        <text:list-item>
          <text:p text:style-name="P4"><text:span text:style-name="T1">Be generally familiar with the structures of the ear. Define and describe the function of the </text:span><text:span text:style-name="T4">cochlea </text:span><text:span text:style-name="T2">and </text:span><text:span text:style-name="T4">hair cells </text:span><text:span text:style-name="T1">in the ear. What structures of the visual system do each of these correspond to?</text:span></text:p>
        </text:list-item>
        <text:list-item>
          <text:p text:style-name="P4"><text:span text:style-name="T1">Compare and contrast </text:span><text:span text:style-name="T7">Frequency theory</text:span><text:span text:style-name="T1"> and </text:span><text:span text:style-name="T4">Place theory </text:span><text:span text:style-name="T2">as they relate to pitch perception discussed in lecture. Compare and contrast </text:span><text:span text:style-name="T7">nerve deafness</text:span><text:span text:style-name="T4"> </text:span><text:span text:style-name="T2">and </text:span><text:span text:style-name="T7">conduction deafness. </text:span></text:p>
        </text:list-item>
        <text:list-item>
          <text:p text:style-name="P4"><text:span text:style-name="T1">What is </text:span><text:span text:style-name="T2">sound localization</text:span><text:span text:style-name="T4"> </text:span><text:span text:style-name="T1">and what two cues are critical to its proper functioning as discussed in lecture? Under what condition is sound localization NOT accurate (I’m NOT talking about being deaf)?</text:span></text:p>
        </text:list-item>
        <text:list-item>
          <text:p text:style-name="P4"><text:span text:style-name="T1">Define </text:span><text:span text:style-name="T3">somatosensation. </text:span><text:span text:style-name="T1">Compare and contrast the </text:span><text:span text:style-name="T7">kinesthetic sense</text:span><text:span text:style-name="T1"> and the </text:span><text:span text:style-name="T4">vestibular sense </text:span><text:span text:style-name="T2">as discussed in lecture</text:span><text:span text:style-name="T1">. Where are these senses localized in the body? <text:s/>Be generally familiar with the senses of touch, temperature, and pain. Be familiar with the </text:span><text:span text:style-name="T3">phantom limb phenomenon </text:span><text:span text:style-name="T1">as related to the reorganization of the somatosensory cortex described in the text. Describe </text:span><text:span text:style-name="T6">double pain</text:span><text:span text:style-name="T3"> </text:span><text:span text:style-name="T1">and </text:span><text:span text:style-name="T6">endorphins</text:span><text:span text:style-name="T3"> </text:span><text:span text:style-name="T1">as discussed in lecture</text:span><text:span text:style-name="T3">. </text:span><text:span text:style-name="T1">Describe the </text:span><text:span text:style-name="T3">gate theory</text:span><text:span text:style-name="T1"> of pain and consider examples of this theory. Describe the magnetic sense as discussed in class and consider its existence in humans.</text:span></text:p>
        </text:list-item>
        <text:list-item>
          <text:p text:style-name="P4"><text:span text:style-name="T1">Define and describe the chemical senses</text:span><text:span text:style-name="T3"> </text:span><text:span text:style-name="T1">of </text:span><text:span text:style-name="T3">olfaction </text:span><text:span text:style-name="T1">and </text:span><text:span text:style-name="T3">gustation. </text:span><text:span text:style-name="T1">What is the stimulus energy for each? Describe </text:span><text:span text:style-name="T6">pheromones </text:span><text:span text:style-name="T1">as discussed in lecture and consider examples of these chemicals in humans. How do </text:span><text:span text:style-name="T4">taste buds</text:span><text:span text:style-name="T1"> relate to gustation? How are </text:span><text:span text:style-name="T4">gustation </text:span><text:span text:style-name="T1">and </text:span><text:span text:style-name="T4">olfaction </text:span><text:span text:style-name="T1">related? Describe cultural influences on taste preference. 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3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almon_20_MC" style:display-name="Salmon MC" style:family="paragraph" style:parent-style-name="Standard" style:class="text">
      <style:paragraph-properties fo:margin="100%" fo:margin-left="0.5in" fo:margin-right="0.5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fo:color="#ff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a Moses</meta:initial-creator>
    <meta:creation-date>2015-09-29T14:01:57</meta:creation-date>
    <dc:date>2015-09-29T15:14:31</dc:date>
    <meta:editing-cycles>28</meta:editing-cycles>
    <meta:editing-duration>PT1H10M25S</meta:editing-duration>
    <meta:generator>LibreOffice/3.5$Linux_x86 LibreOffice_project/350m1$Build-2</meta:generator>
    <dc:creator>Tara Moses</dc:creator>
    <meta:document-statistic meta:table-count="0" meta:image-count="0" meta:object-count="0" meta:page-count="2" meta:paragraph-count="46" meta:word-count="1024" meta:character-count="6759" meta:non-whitespace-character-count="5780"/>
    <meta:user-defined meta:name="Company">Toshiba</meta:user-defined>
    <meta:user-defined meta:name="Operator">Jeremy Holm</meta:user-defined>
  </office:meta>
</office:document-meta>
</file>